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72pt" officeooo:rsid="000f9bab" officeooo:paragraph-rsid="000f9bab" style:font-size-asian="63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f9bab" officeooo:paragraph-rsid="000f9ba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f9bab" officeooo:paragraph-rsid="000f9ba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9bab" officeooo:paragraph-rsid="0010dbd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0dbdf" officeooo:paragraph-rsid="0010dbdf" style:font-size-asian="10.5pt" style:font-size-complex="12pt"/>
    </style:style>
    <style:style style:name="T1" style:family="text">
      <style:text-properties officeooo:rsid="000f9b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Graph</text:p>
      <text:p text:style-name="P2"/>
      <text:p text:style-name="P2"/>
      <text:p text:style-name="P2"/>
      <text:p text:style-name="P2"/>
      <text:p text:style-name="P3"/>
      <text:p text:style-name="P3"><text:soft-page-break/>Programmer Manual</text:p>
      <text:p text:style-name="P3">Graph</text:p>
      <text:p text:style-name="P3"/>
      <text:p text:style-name="P4">1.<text:tab/>Problem Description</text:p>
      <text:p text:style-name="P4"><text:tab/>The Graph class consists of two structs, one representing a vertex of a graph, and one representing an edge connecting two vertices. The vertices are stored in a vector, and each vector contains a linked list which represents the adjacency list of each vertex. The class also contains all of the functions that the user would use to interact with the graph through.</text:p>
      <text:p text:style-name="P4"/>
      <text:p text:style-name="P4">2.<text:tab/>Class Graph</text:p>
      <text:p text:style-name="P4"/>
      <text:p text:style-name="P4"><text:tab/>Private data members:</text:p>
      <text:p text:style-name="P4"><text:tab/><text:tab/>bool populated<text:tab/><text:tab/><text:tab/>flag determining whether the graph has data or not</text:p>
      <text:p text:style-name="P4"><text:tab/></text:p>
      <text:p text:style-name="P4"><text:tab/>Private member functions:</text:p>
      <text:p text:style-name="P4"><text:tab/><text:tab/>DFUtility<text:tab/><text:tab/><text:tab/><text:tab/>recursive function for the depth first traversal</text:p>
      <text:p text:style-name="P4"><text:tab/></text:p>
      <text:p text:style-name="P4"><text:tab/>Public member functions:</text:p>
      <text:p text:style-name="P4"><text:tab/><text:tab/>Graph<text:tab/><text:tab/><text:tab/><text:tab/><text:tab/>constructor for a Graph object</text:p>
      <text:p text:style-name="P4"><text:tab/><text:tab/>~Graph<text:tab/><text:tab/><text:tab/><text:tab/>destructor for a Graph object<text:tab/></text:p>
      <text:p text:style-name="P4"><text:tab/><text:tab/>isVertex<text:tab/><text:tab/><text:tab/><text:tab/>tests if a vertex is in the Graph</text:p>
      <text:p text:style-name="P4"><text:tab/><text:tab/>isUniEdge<text:tab/><text:tab/><text:tab/><text:tab/>tests if a unidirectional edge is between two <text:tab/><text:tab/><text:tab/><text:tab/><text:tab/><text:tab/><text:tab/><text:tab/>vertices in the Graph</text:p>
      <text:p text:style-name="P4"><text:tab/><text:tab/>isBiDirEdge<text:tab/><text:tab/><text:tab/><text:tab/>tests if a bidirectional edge is between two vertices </text:p>
      <text:p text:style-name="P4"><text:tab/><text:tab/>AddVertex<text:tab/><text:tab/><text:tab/><text:tab/>adds a vertex to the Graph</text:p>
      <text:p text:style-name="P4"><text:tab/><text:tab/>DeleteVertex<text:tab/><text:tab/><text:tab/><text:tab/>removes a vertex from the Graph</text:p>
      <text:p text:style-name="P4"><text:tab/><text:tab/>AddBiDirEdge<text:tab/><text:tab/><text:tab/>adds a bidirectional edge between two vertices</text:p>
      <text:p text:style-name="P4"><text:tab/><text:tab/>DeleteBiDirEdge<text:tab/><text:tab/><text:tab/>removes a bidirectional edge between two vertices</text:p>
      <text:p text:style-name="P4"><text:tab/><text:tab/>SimplePrintGraph<text:tab/><text:tab/><text:tab/>prints the Graph not using any specific traversal</text:p>
      <text:p text:style-name="P4"><text:tab/><text:tab/>ShortestDistance<text:tab/><text:tab/><text:tab/>calculates the shortest path between two vertices <text:tab/><text:tab/><text:tab/><text:tab/><text:tab/><text:tab/><text:tab/><text:tab/>using Dijkstra's algorithm</text:p>
      <text:p text:style-name="P4"><text:tab/><text:tab/>GetGraph<text:tab/><text:tab/><text:tab/><text:tab/>reads in the Graph data from a file</text:p>
      <text:p text:style-name="P4"><text:tab/><text:tab/>BFTraversal<text:tab/><text:tab/><text:tab/><text:tab/>prints the breadth first traversal of the graph</text:p>
      <text:p text:style-name="P4"><text:tab/><text:tab/>DFTraversal<text:tab/><text:tab/><text:tab/><text:tab/>prints the depth first traversal of the graph</text:p>
      <text:p text:style-name="P4"/>
      <text:p text:style-name="P4">3.<text:tab/>High Level Program Solution</text:p>
      <text:p text:style-name="P4"/>
      <text:p text:style-name="P4">Graph</text:p>
      <text:p text:style-name="P4"><text:tab/>sets populated to false</text:p>
      <text:p text:style-name="P4"><text:tab/></text:p>
      <text:p text:style-name="P4">isVertex</text:p>
      <text:p text:style-name="P4"><text:tab/>returns the index location of the vertex, or -1 if the vertex is not in the graph</text:p>
      <text:p text:style-name="P4"/>
      <text:p text:style-name="P4">isUniEdge</text:p>
      <text:p text:style-name="P4"><text:tab/>searches for an edge going from vertex 1 to vertex 2 and then from vertex 2 to vertex 1</text:p>
      <text:p text:style-name="P4"><text:tab/>returns the XOR of these values so only a unidirectional path returns a 1, otherwise return 0</text:p>
      <text:p text:style-name="P4"/>
      <text:p text:style-name="P4"/>
      <text:p text:style-name="P4"/>
      <text:p text:style-name="P4"><text:soft-page-break/>isBiDirEdge</text:p>
      <text:p text:style-name="P4"><text:tab/>searches for an edge going from vertex 1 to vertex 2 and then from vertex 2 to vertex 1</text:p>
      <text:p text:style-name="P4"><text:tab/>returns the AND of these values so only a bidirectional path returns a 1, otherwise return 0</text:p>
      <text:p text:style-name="P4"/>
      <text:p text:style-name="P4">AddVertex</text:p>
      <text:p text:style-name="P4"><text:tab/>if a vertex does not exist, push it into the graph</text:p>
      <text:p text:style-name="P4"><text:tab/>set the graph as populated if it is not already</text:p>
      <text:p text:style-name="P4"/>
      <text:p text:style-name="P4">DeleteVertex</text:p>
      <text:p text:style-name="P4"><text:tab/>if a vertex exists, delete it from the graph</text:p>
      <text:p text:style-name="P4"><text:tab/>delete the edges incident with the vertex in the rest of the vertex adjacency lists</text:p>
      <text:p text:style-name="P4"/>
      <text:p text:style-name="P4">AddUniEdge</text:p>
      <text:p text:style-name="P4"><text:tab/>if the vertices the edge is to be connected to do not exist, create them</text:p>
      <text:p text:style-name="P4"><text:tab/>if an edge already exists, delete them</text:p>
      <text:p text:style-name="P4"><text:tab/>create the new edge and push it into the appropriate edgelists</text:p>
      <text:p text:style-name="P4"/>
      <text:p text:style-name="P6">DeleteUniEdge</text:p>
      <text:p text:style-name="P6"><text:tab/>checks if a unidirectional edge exists between two vertices</text:p>
      <text:p text:style-name="P6"><text:tab/>if so, remove it from the appropriate adjacency lists</text:p>
      <text:p text:style-name="P6"/>
      <text:p text:style-name="P6">AddBiDirEdge</text:p>
      <text:p text:style-name="P6"><text:tab/><text:span text:style-name="T1">if the vertices the edge is to be connected to do not exist, create them</text:span></text:p>
      <text:p text:style-name="P5"><text:tab/>if an edge already exists, delete them</text:p>
      <text:p text:style-name="P5"><text:tab/>create the new edge and push it into the appropriate edgelists</text:p>
      <text:p text:style-name="P5"/>
      <text:p text:style-name="P6">DeleteBiDirEdge</text:p>
      <text:p text:style-name="P6"><text:tab/>checks if a bidirectional edge exists between two vertices</text:p>
      <text:p text:style-name="P6"><text:tab/>if so, remove it from the appropriate adjacency lists</text:p>
      <text:p text:style-name="P6"/>
      <text:p text:style-name="P6">SimplePrintGraph</text:p>
      <text:p text:style-name="P6"><text:tab/>prints out a vertex</text:p>
      <text:p text:style-name="P6"><text:tab/>prints out the adjacency list for that vertex</text:p>
      <text:p text:style-name="P6"><text:tab/>repeat until no more vertices</text:p>
      <text:p text:style-name="P6"/>
      <text:p text:style-name="P6">ShortestDistance</text:p>
      <text:p text:style-name="P6"><text:tab/>set minimum distances to infinity</text:p>
      <text:p text:style-name="P6"><text:tab/>set starting vertex minimum distance to 0 and push into the queue</text:p>
      <text:p text:style-name="P6"><text:tab/>while the queue is not empty</text:p>
      <text:p text:style-name="P6"><text:tab/><text:tab/>pop from the queue</text:p>
      <text:p text:style-name="P6"><text:tab/><text:tab/>mark the current vertex as visited</text:p>
      <text:p text:style-name="P6"><text:tab/><text:tab/>look through the edgelist</text:p>
      <text:p text:style-name="P6"><text:tab/><text:tab/>if a vertex is in the edgelist and not visited</text:p>
      <text:p text:style-name="P6"><text:tab/><text:tab/>get the weight</text:p>
      <text:p text:style-name="P6"><text:tab/><text:tab/>if the minimum distance plus the weight is less that the minimum distance to the vertices <text:tab/><text:tab/><text:tab/>in the edgelist, push into the queue</text:p>
      <text:p text:style-name="P6"><text:tab/><text:tab/>set the new minimum distance to the first vertex plus the weighted<text:tab/></text:p>
      <text:p text:style-name="P6"><text:tab/><text:tab/>the previous node is now the node just considered</text:p>
      <text:p text:style-name="P6"><text:tab/>if the minimum distance from the first vertex to the target vertex is INT_MAX, there is no path</text:p>
      <text:p text:style-name="P6"><text:soft-page-break/><text:tab/>find the previous vertex from the final vertex</text:p>
      <text:p text:style-name="P6"><text:tab/>put the final vertex into the stack</text:p>
      <text:p text:style-name="P6"><text:tab/>put each previous into the stack until there are no more previous</text:p>
      <text:p text:style-name="P6"><text:tab/>put the first vertex into the stack</text:p>
      <text:p text:style-name="P6"><text:tab/>pop the stack until empty and print the shortest path</text:p>
      <text:p text:style-name="P6"><text:tab/>return the distance of the shortest path</text:p>
      <text:p text:style-name="P6"/>
      <text:p text:style-name="P6">GetGraph</text:p>
      <text:p text:style-name="P6"><text:tab/>if the graph has data, delete all of it</text:p>
      <text:p text:style-name="P6"><text:tab/>get the file name from the user</text:p>
      <text:p text:style-name="P6"><text:tab/>push a vertex into the graph's vector</text:p>
      <text:p text:style-name="P6"><text:tab/>push that vertex's adjacency list into that vertex's edgelist</text:p>
      <text:p text:style-name="P6"><text:tab/>continue until the file is empty</text:p>
      <text:p text:style-name="P6"><text:tab/>set populated to true</text:p>
      <text:p text:style-name="P6"/>
      <text:p text:style-name="P6">BFTraversal</text:p>
      <text:p text:style-name="P6"><text:tab/>set all of the vertices to unvisited</text:p>
      <text:p text:style-name="P6"><text:tab/>mark the current vertex visited</text:p>
      <text:p text:style-name="P6"><text:tab/>push the start in the queue</text:p>
      <text:p text:style-name="P6"><text:tab/>while the queue is not empty</text:p>
      <text:p text:style-name="P6"><text:tab/><text:tab/>pop the queue</text:p>
      <text:p text:style-name="P6"><text:tab/><text:tab/>look through the edgelist and if the vertex is not visited, mark it visited and push it into <text:tab/><text:tab/><text:tab/><text:tab/>the queue</text:p>
      <text:p text:style-name="P6"><text:tab/>print any vertices unconnected with the starting vertex</text:p>
      <text:p text:style-name="P6"/>
      <text:p text:style-name="P6">DFUtility</text:p>
      <text:p text:style-name="P6"><text:tab/>mark the starting vertex as visited</text:p>
      <text:p text:style-name="P6"><text:tab/>look through the adjacency list</text:p>
      <text:p text:style-name="P6"><text:tab/>call DFUtility recursively on the next vertex</text:p>
      <text:p text:style-name="P6"/>
      <text:p text:style-name="P6">DFTraversal</text:p>
      <text:p text:style-name="P6"><text:tab/>mark all of the vertices as unvisited</text:p>
      <text:p text:style-name="P6"><text:tab/>call DFUtility on the starting vertex </text:p>
      <text:p text:style-name="P6"><text:tab/>print any vertices unconnected with the starting vertex</text:p>
      <text:p text:style-name="P6"><text:tab/></text:p>
      <text:p text:style-name="P6"><text:tab/>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4:06:38.786000000</meta:creation-date>
    <dc:date>2019-03-14T04:40:05.446000000</dc:date>
    <meta:editing-duration>PT5S</meta:editing-duration>
    <meta:editing-cycles>1</meta:editing-cycles>
    <meta:document-statistic meta:table-count="0" meta:image-count="0" meta:object-count="0" meta:page-count="4" meta:paragraph-count="107" meta:word-count="799" meta:character-count="4760" meta:non-whitespace-character-count="3881"/>
    <meta:generator>LibreOffice/4.4.4.3$Windows_x86 LibreOffice_project/2c39ebcf046445232b798108aa8a7e7d89552ea8</meta:generator>
  </office:meta>
</office:document-meta>
</file>